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15cm" svg:stroke-color="#000000" draw:marker-start-width="0.424cm" draw:marker-end-width="0.424cm" draw:fill="solid" draw:fill-color="#99ff66" draw:textarea-horizontal-align="justify" draw:textarea-vertical-align="middle" draw:auto-grow-height="false" fo:min-height="0.602cm" fo:min-width="0.352cm" fo:padding-top="0.199cm" fo:padding-bottom="0.199cm" fo:padding-left="0.324cm" fo:padding-right="0.3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66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5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128cm" svg:y="6.128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4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3.128cm" svg:y="5.128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3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4.128cm" svg:y="4.128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2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5.128cm" svg:y="3.128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.128cm" svg:y="2.128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.128cm" svg:y="1.128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128cm" svg:y="0.128cm">
          <text:p text:style-name="P2">8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5.1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5:34:09.531267725</meta:creation-date>
    <dc:date>2015-11-05T05:47:50.357740776</dc:date>
    <meta:editing-duration>PT1M34S</meta:editing-duration>
    <meta:editing-cycles>2</meta:editing-cycles>
    <meta:generator>LibreOffice/4.4.5.2$Linux_X86_64 LibreOffice_project/40$Build-2</meta:generator>
    <meta:document-statistic meta:object-count="75"/>
  </office:meta>
</office:document-meta>
</file>